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VALENZUELA INGA, CHRISTIAN NIKOLAI</text:p>
      <text:p text:style-name="P12">CANT. TOTAL DE CAJAS: 2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VALENZUELA INGA, CHRISTIAN NIKOLA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00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